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154.46mm" svg:y="9.3mm">
            <draw:object draw:notify-on-update-of-ranges="Hoja1.B2:Hoja1.B2 Hoja1.B3:Hoja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317.75mm" svg:y="8.77mm">
            <draw:object draw:notify-on-update-of-ranges="Hoja1.C2:Hoja1.C2 Hoja1.C3:Hoja1.C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53.91mm" svg:y="112.09mm">
            <draw:object draw:notify-on-update-of-ranges="Hoja1.D2:Hoja1.D2 Hoja1.D3:Hoja1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90.04mm" svg:x="321.04mm" svg:y="112.89mm">
            <draw:object draw:notify-on-update-of-ranges="Hoja1.E2:Hoja1.E2 Hoja1.E3:Hoja1.E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8mm" svg:height="90.05mm" svg:x="159.14mm" svg:y="208.77mm">
            <draw:object draw:notify-on-update-of-ranges="Hoja1.F2:Hoja1.F2 Hoja1.F3:Hoja1.F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6.584" calcext:value-type="float">
            <text:p>686.584</text:p>
          </table:table-cell>
          <table:table-cell office:value-type="float" office:value="685.172" calcext:value-type="float">
            <text:p>685.172</text:p>
          </table:table-cell>
          <table:table-cell office:value-type="float" office:value="334.306" calcext:value-type="float">
            <text:p>334.306</text:p>
          </table:table-cell>
          <table:table-cell office:value-type="float" office:value="265.247" calcext:value-type="float">
            <text:p>265.247</text:p>
          </table:table-cell>
          <table:table-cell office:value-type="float" office:value="0.340014" calcext:value-type="float">
            <text:p>0.340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8.487" calcext:value-type="float">
            <text:p>688.487</text:p>
          </table:table-cell>
          <table:table-cell office:value-type="float" office:value="687.143" calcext:value-type="float">
            <text:p>687.143</text:p>
          </table:table-cell>
          <table:table-cell office:value-type="float" office:value="330.188" calcext:value-type="float">
            <text:p>330.188</text:p>
          </table:table-cell>
          <table:table-cell office:value-type="float" office:value="263.391" calcext:value-type="float">
            <text:p>263.391</text:p>
          </table:table-cell>
          <table:table-cell office:value-type="float" office:value="0.343822" calcext:value-type="float">
            <text:p>0.343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7.563" calcext:value-type="float">
            <text:p>687.563</text:p>
          </table:table-cell>
          <table:table-cell office:value-type="float" office:value="686.021" calcext:value-type="float">
            <text:p>686.021</text:p>
          </table:table-cell>
          <table:table-cell office:value-type="float" office:value="331.645" calcext:value-type="float">
            <text:p>331.645</text:p>
          </table:table-cell>
          <table:table-cell office:value-type="float" office:value="264.526" calcext:value-type="float">
            <text:p>264.526</text:p>
          </table:table-cell>
          <table:table-cell office:value-type="float" office:value="0.334178" calcext:value-type="float">
            <text:p>0.334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7.42" calcext:value-type="float">
            <text:p>687.42</text:p>
          </table:table-cell>
          <table:table-cell office:value-type="float" office:value="685.874" calcext:value-type="float">
            <text:p>685.874</text:p>
          </table:table-cell>
          <table:table-cell office:value-type="float" office:value="331.576" calcext:value-type="float">
            <text:p>331.576</text:p>
          </table:table-cell>
          <table:table-cell office:value-type="float" office:value="264.353" calcext:value-type="float">
            <text:p>264.353</text:p>
          </table:table-cell>
          <table:table-cell office:value-type="float" office:value="0.335235" calcext:value-type="float">
            <text:p>0.335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7.204" calcext:value-type="float">
            <text:p>687.204</text:p>
          </table:table-cell>
          <table:table-cell office:value-type="float" office:value="685.601" calcext:value-type="float">
            <text:p>685.601</text:p>
          </table:table-cell>
          <table:table-cell office:value-type="float" office:value="332.737" calcext:value-type="float">
            <text:p>332.737</text:p>
          </table:table-cell>
          <table:table-cell office:value-type="float" office:value="264.52" calcext:value-type="float">
            <text:p>264.52</text:p>
          </table:table-cell>
          <table:table-cell office:value-type="float" office:value="0.33662" calcext:value-type="float">
            <text:p>0.33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7.213" calcext:value-type="float">
            <text:p>687.213</text:p>
          </table:table-cell>
          <table:table-cell office:value-type="float" office:value="685.637" calcext:value-type="float">
            <text:p>685.637</text:p>
          </table:table-cell>
          <table:table-cell office:value-type="float" office:value="332.378" calcext:value-type="float">
            <text:p>332.378</text:p>
          </table:table-cell>
          <table:table-cell office:value-type="float" office:value="264.523" calcext:value-type="float">
            <text:p>264.523</text:p>
          </table:table-cell>
          <table:table-cell office:value-type="float" office:value="0.336176" calcext:value-type="float">
            <text:p>0.336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8.327" calcext:value-type="float">
            <text:p>688.327</text:p>
          </table:table-cell>
          <table:table-cell office:value-type="float" office:value="686.975" calcext:value-type="float">
            <text:p>686.975</text:p>
          </table:table-cell>
          <table:table-cell office:value-type="float" office:value="330.458" calcext:value-type="float">
            <text:p>330.458</text:p>
          </table:table-cell>
          <table:table-cell office:value-type="float" office:value="263.181" calcext:value-type="float">
            <text:p>263.181</text:p>
          </table:table-cell>
          <table:table-cell office:value-type="float" office:value="0.344492" calcext:value-type="float">
            <text:p>0.344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9.216" calcext:value-type="float">
            <text:p>689.216</text:p>
          </table:table-cell>
          <table:table-cell office:value-type="float" office:value="687.307" calcext:value-type="float">
            <text:p>687.30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264.622" calcext:value-type="float">
            <text:p>264.622</text:p>
          </table:table-cell>
          <table:table-cell office:value-type="float" office:value="0.31724" calcext:value-type="float">
            <text:p>0.317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7.378" calcext:value-type="float">
            <text:p>687.378</text:p>
          </table:table-cell>
          <table:table-cell office:value-type="float" office:value="685.863" calcext:value-type="float">
            <text:p>685.863</text:p>
          </table:table-cell>
          <table:table-cell office:value-type="float" office:value="333.183" calcext:value-type="float">
            <text:p>333.18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0.339473" calcext:value-type="float">
            <text:p>0.339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8.462" calcext:value-type="float">
            <text:p>688.462</text:p>
          </table:table-cell>
          <table:table-cell office:value-type="float" office:value="687.167" calcext:value-type="float">
            <text:p>687.167</text:p>
          </table:table-cell>
          <table:table-cell office:value-type="float" office:value="329.94" calcext:value-type="float">
            <text:p>329.94</text:p>
          </table:table-cell>
          <table:table-cell office:value-type="float" office:value="263.508" calcext:value-type="float">
            <text:p>263.508</text:p>
          </table:table-cell>
          <table:table-cell office:value-type="float" office:value="0.346618" calcext:value-type="float">
            <text:p>0.3466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7.812" calcext:value-type="float">
            <text:p>687.812</text:p>
          </table:table-cell>
          <table:table-cell office:value-type="float" office:value="686.312" calcext:value-type="float">
            <text:p>686.312</text:p>
          </table:table-cell>
          <table:table-cell office:value-type="float" office:value="331.072" calcext:value-type="float">
            <text:p>331.072</text:p>
          </table:table-cell>
          <table:table-cell office:value-type="float" office:value="264.293" calcext:value-type="float">
            <text:p>264.293</text:p>
          </table:table-cell>
          <table:table-cell office:value-type="float" office:value="0.334922" calcext:value-type="float">
            <text:p>0.334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7.449" calcext:value-type="float">
            <text:p>687.449</text:p>
          </table:table-cell>
          <table:table-cell office:value-type="float" office:value="685.909" calcext:value-type="float">
            <text:p>685.909</text:p>
          </table:table-cell>
          <table:table-cell office:value-type="float" office:value="331.25" calcext:value-type="float">
            <text:p>331.25</text:p>
          </table:table-cell>
          <table:table-cell office:value-type="float" office:value="264.413" calcext:value-type="float">
            <text:p>264.413</text:p>
          </table:table-cell>
          <table:table-cell office:value-type="float" office:value="0.334726" calcext:value-type="float">
            <text:p>0.334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8.996" calcext:value-type="float">
            <text:p>688.996</text:p>
          </table:table-cell>
          <table:table-cell office:value-type="float" office:value="687.08" calcext:value-type="float">
            <text:p>687.08</text:p>
          </table:table-cell>
          <table:table-cell office:value-type="float" office:value="329.322" calcext:value-type="float">
            <text:p>329.322</text:p>
          </table:table-cell>
          <table:table-cell office:value-type="float" office:value="264.701" calcext:value-type="float">
            <text:p>264.701</text:p>
          </table:table-cell>
          <table:table-cell office:value-type="float" office:value="0.317036" calcext:value-type="float">
            <text:p>0.317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7.066" calcext:value-type="float">
            <text:p>687.066</text:p>
          </table:table-cell>
          <table:table-cell office:value-type="float" office:value="685.512" calcext:value-type="float">
            <text:p>685.512</text:p>
          </table:table-cell>
          <table:table-cell office:value-type="float" office:value="334.075" calcext:value-type="float">
            <text:p>334.075</text:p>
          </table:table-cell>
          <table:table-cell office:value-type="float" office:value="264.79" calcext:value-type="float">
            <text:p>264.79</text:p>
          </table:table-cell>
          <table:table-cell office:value-type="float" office:value="0.338996" calcext:value-type="float">
            <text:p>0.338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8.944" calcext:value-type="float">
            <text:p>688.944</text:p>
          </table:table-cell>
          <table:table-cell office:value-type="float" office:value="687.028" calcext:value-type="float">
            <text:p>687.028</text:p>
          </table:table-cell>
          <table:table-cell office:value-type="float" office:value="329.755" calcext:value-type="float">
            <text:p>329.755</text:p>
          </table:table-cell>
          <table:table-cell office:value-type="float" office:value="264.525" calcext:value-type="float">
            <text:p>264.525</text:p>
          </table:table-cell>
          <table:table-cell office:value-type="float" office:value="0.317924" calcext:value-type="float">
            <text:p>0.317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7.121" calcext:value-type="float">
            <text:p>687.121</text:p>
          </table:table-cell>
          <table:table-cell office:value-type="float" office:value="685.268" calcext:value-type="float">
            <text:p>685.268</text:p>
          </table:table-cell>
          <table:table-cell office:value-type="float" office:value="330.039" calcext:value-type="float">
            <text:p>330.039</text:p>
          </table:table-cell>
          <table:table-cell office:value-type="float" office:value="264.717" calcext:value-type="float">
            <text:p>264.717</text:p>
          </table:table-cell>
          <table:table-cell office:value-type="float" office:value="0.335382" calcext:value-type="float">
            <text:p>0.335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7.567" calcext:value-type="float">
            <text:p>687.567</text:p>
          </table:table-cell>
          <table:table-cell office:value-type="float" office:value="686.098" calcext:value-type="float">
            <text:p>686.098</text:p>
          </table:table-cell>
          <table:table-cell office:value-type="float" office:value="332.139" calcext:value-type="float">
            <text:p>332.139</text:p>
          </table:table-cell>
          <table:table-cell office:value-type="float" office:value="264.368" calcext:value-type="float">
            <text:p>264.368</text:p>
          </table:table-cell>
          <table:table-cell office:value-type="float" office:value="0.336114" calcext:value-type="float">
            <text:p>0.336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8.401" calcext:value-type="float">
            <text:p>688.401</text:p>
          </table:table-cell>
          <table:table-cell office:value-type="float" office:value="687.043" calcext:value-type="float">
            <text:p>687.043</text:p>
          </table:table-cell>
          <table:table-cell office:value-type="float" office:value="330.777" calcext:value-type="float">
            <text:p>330.777</text:p>
          </table:table-cell>
          <table:table-cell office:value-type="float" office:value="263.223" calcext:value-type="float">
            <text:p>263.223</text:p>
          </table:table-cell>
          <table:table-cell office:value-type="float" office:value="0.347351" calcext:value-type="float">
            <text:p>0.3473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8.565" calcext:value-type="float">
            <text:p>688.565</text:p>
          </table:table-cell>
          <table:table-cell office:value-type="float" office:value="687.184" calcext:value-type="float">
            <text:p>687.184</text:p>
          </table:table-cell>
          <table:table-cell office:value-type="float" office:value="329.887" calcext:value-type="float">
            <text:p>329.887</text:p>
          </table:table-cell>
          <table:table-cell office:value-type="float" office:value="263.127" calcext:value-type="float">
            <text:p>263.127</text:p>
          </table:table-cell>
          <table:table-cell office:value-type="float" office:value="0.340979" calcext:value-type="float">
            <text:p>0.3409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8.96" calcext:value-type="float">
            <text:p>688.96</text:p>
          </table:table-cell>
          <table:table-cell office:value-type="float" office:value="687.651" calcext:value-type="float">
            <text:p>687.651</text:p>
          </table:table-cell>
          <table:table-cell office:value-type="float" office:value="329.456" calcext:value-type="float">
            <text:p>329.456</text:p>
          </table:table-cell>
          <table:table-cell office:value-type="float" office:value="262.961" calcext:value-type="float">
            <text:p>262.961</text:p>
          </table:table-cell>
          <table:table-cell office:value-type="float" office:value="0.342079" calcext:value-type="float">
            <text:p>0.342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9.078" calcext:value-type="float">
            <text:p>689.078</text:p>
          </table:table-cell>
          <table:table-cell office:value-type="float" office:value="687.164" calcext:value-type="float">
            <text:p>687.164</text:p>
          </table:table-cell>
          <table:table-cell office:value-type="float" office:value="329.101" calcext:value-type="float">
            <text:p>329.101</text:p>
          </table:table-cell>
          <table:table-cell office:value-type="float" office:value="264.655" calcext:value-type="float">
            <text:p>264.655</text:p>
          </table:table-cell>
          <table:table-cell office:value-type="float" office:value="0.316814" calcext:value-type="float">
            <text:p>0.3168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87.208" calcext:value-type="float">
            <text:p>687.208</text:p>
          </table:table-cell>
          <table:table-cell office:value-type="float" office:value="685.668" calcext:value-type="float">
            <text:p>685.668</text:p>
          </table:table-cell>
          <table:table-cell office:value-type="float" office:value="333.8" calcext:value-type="float">
            <text:p>333.8</text:p>
          </table:table-cell>
          <table:table-cell office:value-type="float" office:value="264.731" calcext:value-type="float">
            <text:p>264.731</text:p>
          </table:table-cell>
          <table:table-cell office:value-type="float" office:value="0.339554" calcext:value-type="float">
            <text:p>0.3395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6.977" calcext:value-type="float">
            <text:p>686.977</text:p>
          </table:table-cell>
          <table:table-cell office:value-type="float" office:value="685.164" calcext:value-type="float">
            <text:p>685.164</text:p>
          </table:table-cell>
          <table:table-cell office:value-type="float" office:value="329.544" calcext:value-type="float">
            <text:p>329.544</text:p>
          </table:table-cell>
          <table:table-cell office:value-type="float" office:value="264.731" calcext:value-type="float">
            <text:p>264.731</text:p>
          </table:table-cell>
          <table:table-cell office:value-type="float" office:value="0.335119" calcext:value-type="float">
            <text:p>0.335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1.285" calcext:value-type="float">
            <text:p>691.285</text:p>
          </table:table-cell>
          <table:table-cell office:value-type="float" office:value="689.393" calcext:value-type="float">
            <text:p>689.393</text:p>
          </table:table-cell>
          <table:table-cell office:value-type="float" office:value="327.191" calcext:value-type="float">
            <text:p>327.191</text:p>
          </table:table-cell>
          <table:table-cell office:value-type="float" office:value="262.703" calcext:value-type="float">
            <text:p>262.703</text:p>
          </table:table-cell>
          <table:table-cell office:value-type="float" office:value="0.325198" calcext:value-type="float">
            <text:p>0.3251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7.284" calcext:value-type="float">
            <text:p>687.284</text:p>
          </table:table-cell>
          <table:table-cell office:value-type="float" office:value="685.481" calcext:value-type="float">
            <text:p>685.481</text:p>
          </table:table-cell>
          <table:table-cell office:value-type="float" office:value="329.511" calcext:value-type="float">
            <text:p>329.511</text:p>
          </table:table-cell>
          <table:table-cell office:value-type="float" office:value="264.633" calcext:value-type="float">
            <text:p>264.633</text:p>
          </table:table-cell>
          <table:table-cell office:value-type="float" office:value="0.335767" calcext:value-type="float">
            <text:p>0.3357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8.807" calcext:value-type="float">
            <text:p>688.807</text:p>
          </table:table-cell>
          <table:table-cell office:value-type="float" office:value="687.531" calcext:value-type="float">
            <text:p>687.531</text:p>
          </table:table-cell>
          <table:table-cell office:value-type="float" office:value="329.696" calcext:value-type="float">
            <text:p>329.696</text:p>
          </table:table-cell>
          <table:table-cell office:value-type="float" office:value="263.01" calcext:value-type="float">
            <text:p>263.01</text:p>
          </table:table-cell>
          <table:table-cell office:value-type="float" office:value="0.34379" calcext:value-type="float">
            <text:p>0.343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7.66" calcext:value-type="float">
            <text:p>687.66</text:p>
          </table:table-cell>
          <table:table-cell office:value-type="float" office:value="686.09" calcext:value-type="float">
            <text:p>686.09</text:p>
          </table:table-cell>
          <table:table-cell office:value-type="float" office:value="331.111" calcext:value-type="float">
            <text:p>331.111</text:p>
          </table:table-cell>
          <table:table-cell office:value-type="float" office:value="264.405" calcext:value-type="float">
            <text:p>264.405</text:p>
          </table:table-cell>
          <table:table-cell office:value-type="float" office:value="0.33449" calcext:value-type="float">
            <text:p>0.334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87.562" calcext:value-type="float">
            <text:p>687.562</text:p>
          </table:table-cell>
          <table:table-cell office:value-type="float" office:value="686.012" calcext:value-type="float">
            <text:p>686.012</text:p>
          </table:table-cell>
          <table:table-cell office:value-type="float" office:value="331.751" calcext:value-type="float">
            <text:p>331.751</text:p>
          </table:table-cell>
          <table:table-cell office:value-type="float" office:value="264.261" calcext:value-type="float">
            <text:p>264.261</text:p>
          </table:table-cell>
          <table:table-cell office:value-type="float" office:value="0.334952" calcext:value-type="float">
            <text:p>0.3349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8.754" calcext:value-type="float">
            <text:p>688.754</text:p>
          </table:table-cell>
          <table:table-cell office:value-type="float" office:value="687.431" calcext:value-type="float">
            <text:p>687.431</text:p>
          </table:table-cell>
          <table:table-cell office:value-type="float" office:value="330.127" calcext:value-type="float">
            <text:p>330.127</text:p>
          </table:table-cell>
          <table:table-cell office:value-type="float" office:value="263.106" calcext:value-type="float">
            <text:p>263.106</text:p>
          </table:table-cell>
          <table:table-cell office:value-type="float" office:value="0.345586" calcext:value-type="float">
            <text:p>0.345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9.098" calcext:value-type="float">
            <text:p>689.098</text:p>
          </table:table-cell>
          <table:table-cell office:value-type="float" office:value="687.192" calcext:value-type="float">
            <text:p>687.192</text:p>
          </table:table-cell>
          <table:table-cell office:value-type="float" office:value="329.044" calcext:value-type="float">
            <text:p>329.044</text:p>
          </table:table-cell>
          <table:table-cell office:value-type="float" office:value="264.739" calcext:value-type="float">
            <text:p>264.739</text:p>
          </table:table-cell>
          <table:table-cell office:value-type="float" office:value="0.317186" calcext:value-type="float">
            <text:p>0.3171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87.109" calcext:value-type="float">
            <text:p>687.109</text:p>
          </table:table-cell>
          <table:table-cell office:value-type="float" office:value="685.545" calcext:value-type="float">
            <text:p>685.545</text:p>
          </table:table-cell>
          <table:table-cell office:value-type="float" office:value="334.167" calcext:value-type="float">
            <text:p>334.167</text:p>
          </table:table-cell>
          <table:table-cell office:value-type="float" office:value="264.813" calcext:value-type="float">
            <text:p>264.813</text:p>
          </table:table-cell>
          <table:table-cell office:value-type="float" office:value="0.338735" calcext:value-type="float">
            <text:p>0.3387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8.865" calcext:value-type="float">
            <text:p>688.865</text:p>
          </table:table-cell>
          <table:table-cell office:value-type="float" office:value="686.949" calcext:value-type="float">
            <text:p>686.949</text:p>
          </table:table-cell>
          <table:table-cell office:value-type="float" office:value="329.956" calcext:value-type="float">
            <text:p>329.956</text:p>
          </table:table-cell>
          <table:table-cell office:value-type="float" office:value="264.621" calcext:value-type="float">
            <text:p>264.621</text:p>
          </table:table-cell>
          <table:table-cell office:value-type="float" office:value="0.318025" calcext:value-type="float">
            <text:p>0.3180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7.324" calcext:value-type="float">
            <text:p>687.324</text:p>
          </table:table-cell>
          <table:table-cell office:value-type="float" office:value="685.501" calcext:value-type="float">
            <text:p>685.501</text:p>
          </table:table-cell>
          <table:table-cell office:value-type="float" office:value="329.603" calcext:value-type="float">
            <text:p>329.603</text:p>
          </table:table-cell>
          <table:table-cell office:value-type="float" office:value="264.649" calcext:value-type="float">
            <text:p>264.649</text:p>
          </table:table-cell>
          <table:table-cell office:value-type="float" office:value="0.336559" calcext:value-type="float">
            <text:p>0.3365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9.542" calcext:value-type="float">
            <text:p>689.542</text:p>
          </table:table-cell>
          <table:table-cell office:value-type="float" office:value="688.092" calcext:value-type="float">
            <text:p>688.092</text:p>
          </table:table-cell>
          <table:table-cell office:value-type="float" office:value="328.469" calcext:value-type="float">
            <text:p>328.469</text:p>
          </table:table-cell>
          <table:table-cell office:value-type="float" office:value="262.283" calcext:value-type="float">
            <text:p>262.283</text:p>
          </table:table-cell>
          <table:table-cell office:value-type="float" office:value="0.346172" calcext:value-type="float">
            <text:p>0.3461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7.878" calcext:value-type="float">
            <text:p>687.878</text:p>
          </table:table-cell>
          <table:table-cell office:value-type="float" office:value="686.367" calcext:value-type="float">
            <text:p>686.367</text:p>
          </table:table-cell>
          <table:table-cell office:value-type="float" office:value="330.589" calcext:value-type="float">
            <text:p>330.589</text:p>
          </table:table-cell>
          <table:table-cell office:value-type="float" office:value="264.072" calcext:value-type="float">
            <text:p>264.072</text:p>
          </table:table-cell>
          <table:table-cell office:value-type="float" office:value="0.335192" calcext:value-type="float">
            <text:p>0.3351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7.501" calcext:value-type="float">
            <text:p>687.501</text:p>
          </table:table-cell>
          <table:table-cell office:value-type="float" office:value="685.949" calcext:value-type="float">
            <text:p>685.949</text:p>
          </table:table-cell>
          <table:table-cell office:value-type="float" office:value="331.698" calcext:value-type="float">
            <text:p>331.698</text:p>
          </table:table-cell>
          <table:table-cell office:value-type="float" office:value="264.592" calcext:value-type="float">
            <text:p>264.592</text:p>
          </table:table-cell>
          <table:table-cell office:value-type="float" office:value="0.334805" calcext:value-type="float">
            <text:p>0.3348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7.345" calcext:value-type="float">
            <text:p>687.345</text:p>
          </table:table-cell>
          <table:table-cell office:value-type="float" office:value="685.812" calcext:value-type="float">
            <text:p>685.812</text:p>
          </table:table-cell>
          <table:table-cell office:value-type="float" office:value="331.707" calcext:value-type="float">
            <text:p>331.707</text:p>
          </table:table-cell>
          <table:table-cell office:value-type="float" office:value="264.456" calcext:value-type="float">
            <text:p>264.456</text:p>
          </table:table-cell>
          <table:table-cell office:value-type="float" office:value="0.335027" calcext:value-type="float">
            <text:p>0.3350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7.129" calcext:value-type="float">
            <text:p>687.129</text:p>
          </table:table-cell>
          <table:table-cell office:value-type="float" office:value="685.532" calcext:value-type="float">
            <text:p>685.532</text:p>
          </table:table-cell>
          <table:table-cell office:value-type="float" office:value="332.896" calcext:value-type="float">
            <text:p>332.896</text:p>
          </table:table-cell>
          <table:table-cell office:value-type="float" office:value="264.522" calcext:value-type="float">
            <text:p>264.522</text:p>
          </table:table-cell>
          <table:table-cell office:value-type="float" office:value="0.336471" calcext:value-type="float">
            <text:p>0.3364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89.654" calcext:value-type="float">
            <text:p>689.654</text:p>
          </table:table-cell>
          <table:table-cell office:value-type="float" office:value="687.868" calcext:value-type="float">
            <text:p>687.868</text:p>
          </table:table-cell>
          <table:table-cell office:value-type="float" office:value="328.373" calcext:value-type="float">
            <text:p>328.373</text:p>
          </table:table-cell>
          <table:table-cell office:value-type="float" office:value="263.687" calcext:value-type="float">
            <text:p>263.687</text:p>
          </table:table-cell>
          <table:table-cell office:value-type="float" office:value="0.328279" calcext:value-type="float">
            <text:p>0.3282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7.356" calcext:value-type="float">
            <text:p>687.356</text:p>
          </table:table-cell>
          <table:table-cell office:value-type="float" office:value="685.514" calcext:value-type="float">
            <text:p>685.514</text:p>
          </table:table-cell>
          <table:table-cell office:value-type="float" office:value="329.826" calcext:value-type="float">
            <text:p>329.826</text:p>
          </table:table-cell>
          <table:table-cell office:value-type="float" office:value="264.764" calcext:value-type="float">
            <text:p>264.764</text:p>
          </table:table-cell>
          <table:table-cell office:value-type="float" office:value="0.333245" calcext:value-type="float">
            <text:p>0.3332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87.848" calcext:value-type="float">
            <text:p>687.848</text:p>
          </table:table-cell>
          <table:table-cell office:value-type="float" office:value="686.153" calcext:value-type="float">
            <text:p>686.153</text:p>
          </table:table-cell>
          <table:table-cell office:value-type="float" office:value="331.364" calcext:value-type="float">
            <text:p>331.364</text:p>
          </table:table-cell>
          <table:table-cell office:value-type="float" office:value="263.715" calcext:value-type="float">
            <text:p>263.715</text:p>
          </table:table-cell>
          <table:table-cell office:value-type="float" office:value="0.339162" calcext:value-type="float">
            <text:p>0.3391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8.695" calcext:value-type="float">
            <text:p>688.695</text:p>
          </table:table-cell>
          <table:table-cell office:value-type="float" office:value="687.404" calcext:value-type="float">
            <text:p>687.404</text:p>
          </table:table-cell>
          <table:table-cell office:value-type="float" office:value="329.189" calcext:value-type="float">
            <text:p>329.189</text:p>
          </table:table-cell>
          <table:table-cell office:value-type="float" office:value="262.941" calcext:value-type="float">
            <text:p>262.941</text:p>
          </table:table-cell>
          <table:table-cell office:value-type="float" office:value="0.344055" calcext:value-type="float">
            <text:p>0.344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7.798" calcext:value-type="float">
            <text:p>687.798</text:p>
          </table:table-cell>
          <table:table-cell office:value-type="float" office:value="686.231" calcext:value-type="float">
            <text:p>686.231</text:p>
          </table:table-cell>
          <table:table-cell office:value-type="float" office:value="330.945" calcext:value-type="float">
            <text:p>330.945</text:p>
          </table:table-cell>
          <table:table-cell office:value-type="float" office:value="264.384" calcext:value-type="float">
            <text:p>264.384</text:p>
          </table:table-cell>
          <table:table-cell office:value-type="float" office:value="0.334368" calcext:value-type="float">
            <text:p>0.3343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7.498" calcext:value-type="float">
            <text:p>687.498</text:p>
          </table:table-cell>
          <table:table-cell office:value-type="float" office:value="685.94" calcext:value-type="float">
            <text:p>685.94</text:p>
          </table:table-cell>
          <table:table-cell office:value-type="float" office:value="331.748" calcext:value-type="float">
            <text:p>331.748</text:p>
          </table:table-cell>
          <table:table-cell office:value-type="float" office:value="264.292" calcext:value-type="float">
            <text:p>264.292</text:p>
          </table:table-cell>
          <table:table-cell office:value-type="float" office:value="0.334581" calcext:value-type="float">
            <text:p>0.3345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87.067" calcext:value-type="float">
            <text:p>687.067</text:p>
          </table:table-cell>
          <table:table-cell office:value-type="float" office:value="685.472" calcext:value-type="float">
            <text:p>685.472</text:p>
          </table:table-cell>
          <table:table-cell office:value-type="float" office:value="333.056" calcext:value-type="float">
            <text:p>333.056</text:p>
          </table:table-cell>
          <table:table-cell office:value-type="float" office:value="264.602" calcext:value-type="float">
            <text:p>264.602</text:p>
          </table:table-cell>
          <table:table-cell office:value-type="float" office:value="0.336652" calcext:value-type="float">
            <text:p>0.3366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7.087" calcext:value-type="float">
            <text:p>687.087</text:p>
          </table:table-cell>
          <table:table-cell office:value-type="float" office:value="685.483" calcext:value-type="float">
            <text:p>685.483</text:p>
          </table:table-cell>
          <table:table-cell office:value-type="float" office:value="332.991" calcext:value-type="float">
            <text:p>332.991</text:p>
          </table:table-cell>
          <table:table-cell office:value-type="float" office:value="264.728" calcext:value-type="float">
            <text:p>264.728</text:p>
          </table:table-cell>
          <table:table-cell office:value-type="float" office:value="0.336875" calcext:value-type="float">
            <text:p>0.336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6.958" calcext:value-type="float">
            <text:p>686.958</text:p>
          </table:table-cell>
          <table:table-cell office:value-type="float" office:value="685.335" calcext:value-type="float">
            <text:p>685.335</text:p>
          </table:table-cell>
          <table:table-cell office:value-type="float" office:value="333.076" calcext:value-type="float">
            <text:p>333.076</text:p>
          </table:table-cell>
          <table:table-cell office:value-type="float" office:value="264.696" calcext:value-type="float">
            <text:p>264.696</text:p>
          </table:table-cell>
          <table:table-cell office:value-type="float" office:value="0.336952" calcext:value-type="float">
            <text:p>0.3369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7.997" calcext:value-type="float">
            <text:p>687.997</text:p>
          </table:table-cell>
          <table:table-cell office:value-type="float" office:value="686.627" calcext:value-type="float">
            <text:p>686.627</text:p>
          </table:table-cell>
          <table:table-cell office:value-type="float" office:value="330.861" calcext:value-type="float">
            <text:p>330.861</text:p>
          </table:table-cell>
          <table:table-cell office:value-type="float" office:value="263.332" calcext:value-type="float">
            <text:p>263.332</text:p>
          </table:table-cell>
          <table:table-cell office:value-type="float" office:value="0.346045" calcext:value-type="float">
            <text:p>0.3460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9.158" calcext:value-type="float">
            <text:p>689.158</text:p>
          </table:table-cell>
          <table:table-cell office:value-type="float" office:value="687.272" calcext:value-type="float">
            <text:p>687.272</text:p>
          </table:table-cell>
          <table:table-cell office:value-type="float" office:value="329.198" calcext:value-type="float">
            <text:p>329.198</text:p>
          </table:table-cell>
          <table:table-cell office:value-type="float" office:value="264.54" calcext:value-type="float">
            <text:p>264.54</text:p>
          </table:table-cell>
          <table:table-cell office:value-type="float" office:value="0.316793" calcext:value-type="float">
            <text:p>0.3167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8.221" calcext:value-type="float">
            <text:p>688.221</text:p>
          </table:table-cell>
          <table:table-cell office:value-type="float" office:value="686.237" calcext:value-type="float">
            <text:p>686.237</text:p>
          </table:table-cell>
          <table:table-cell office:value-type="float" office:value="328.781" calcext:value-type="float">
            <text:p>328.781</text:p>
          </table:table-cell>
          <table:table-cell office:value-type="float" office:value="263.846" calcext:value-type="float">
            <text:p>263.846</text:p>
          </table:table-cell>
          <table:table-cell office:value-type="float" office:value="0.336272" calcext:value-type="float">
            <text:p>0.336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33:40.178533362</meta:creation-date>
    <dc:date>2019-01-17T08:37:18.836971987</dc:date>
    <meta:editing-duration>PT2M1S</meta:editing-duration>
    <meta:editing-cycles>1</meta:editing-cycles>
    <meta:document-statistic meta:table-count="1" meta:cell-count="305" meta:object-count="5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638cm" svg:y="0.316cm" chart:style-name="ch2">
          <text:p>FX</text:p>
        </chart:title>
        <chart:legend chart:legend-position="end" svg:x="14.363cm" svg:y="4.204cm" style:legend-expansion="high" chart:style-name="ch3"/>
        <chart:plot-area chart:style-name="ch4" table:cell-range-address="Hoja1.B2:Hoja1.B52" chart:data-source-has-labels="row" svg:x="0.319cm" svg:y="1.275cm" svg:width="13.725cm" svg:height="6.57cm">
          <chartooo:coordinate-region svg:x="1.126cm" svg:y="1.474cm" svg:width="12.731cm" svg:height="5.724cm"/>
          <chart:axis chart:dimension="x" chart:name="primary-x" chart:style-name="ch5">
            <chart:title svg:x="6.502cm" svg:y="8.025cm" chart:style-name="ch6">
              <text:p>Iteració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B3:Hoja1.B52" chart:label-cell-address="Hoja1.B2:Hoja1.B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6.584">
                <text:p>686.584</text:p>
                <draw:g>
                  <svg:desc>Hoja1.B3:Hoja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8.487">
                <text:p>688.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7.563">
                <text:p>687.5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7.42">
                <text:p>687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7.204">
                <text:p>687.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7.213">
                <text:p>687.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8.327">
                <text:p>688.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9.216">
                <text:p>689.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7.378">
                <text:p>687.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8.462">
                <text:p>688.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7.812">
                <text:p>687.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7.449">
                <text:p>687.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8.996">
                <text:p>688.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7.066">
                <text:p>687.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8.944">
                <text:p>688.9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7.121">
                <text:p>687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7.567">
                <text:p>687.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8.401">
                <text:p>688.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8.565">
                <text:p>688.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8.96">
                <text:p>688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9.078">
                <text:p>689.0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7.208">
                <text:p>687.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6.977">
                <text:p>686.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1.285">
                <text:p>691.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7.284">
                <text:p>687.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8.807">
                <text:p>688.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7.66">
                <text:p>687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7.562">
                <text:p>687.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8.754">
                <text:p>688.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.098">
                <text:p>689.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7.109">
                <text:p>687.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8.865">
                <text:p>688.8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7.324">
                <text:p>687.3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9.542">
                <text:p>689.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7.878">
                <text:p>687.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7.501">
                <text:p>687.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7.345">
                <text:p>687.3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7.129">
                <text:p>687.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9.654">
                <text:p>689.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7.356">
                <text:p>687.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7.848">
                <text:p>687.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8.695">
                <text:p>688.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7.798">
                <text:p>687.7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7.498">
                <text:p>687.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7.067">
                <text:p>687.0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7.087">
                <text:p>687.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6.958">
                <text:p>686.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7.997">
                <text:p>687.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9.158">
                <text:p>689.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8.221">
                <text:p>688.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638cm" svg:y="0.316cm" chart:style-name="ch2">
          <text:p>FY</text:p>
        </chart:title>
        <chart:legend chart:legend-position="end" svg:x="14.363cm" svg:y="4.203cm" style:legend-expansion="high" chart:style-name="ch3"/>
        <chart:plot-area chart:style-name="ch4" table:cell-range-address="Hoja1.C2:Hoja1.C52" chart:data-source-has-labels="row" svg:x="0.319cm" svg:y="1.275cm" svg:width="13.725cm" svg:height="6.569cm">
          <chartooo:coordinate-region svg:x="1.126cm" svg:y="1.474cm" svg:width="12.731cm" svg:height="5.723cm"/>
          <chart:axis chart:dimension="x" chart:name="primary-x" chart:style-name="ch5">
            <chart:title svg:x="6.502cm" svg:y="8.024cm" chart:style-name="ch6">
              <text:p>Iteració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C3:Hoja1.C52" chart:label-cell-address="Hoja1.C2:Hoja1.C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y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5.172">
                <text:p>685.172</text:p>
                <draw:g>
                  <svg:desc>Hoja1.C3:Hoja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7.143">
                <text:p>687.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6.021">
                <text:p>686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874">
                <text:p>685.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5.601">
                <text:p>685.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5.637">
                <text:p>685.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6.975">
                <text:p>686.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7.307">
                <text:p>687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5.863">
                <text:p>685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7.167">
                <text:p>687.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6.312">
                <text:p>686.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5.909">
                <text:p>685.9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7.08">
                <text:p>687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5.512">
                <text:p>685.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7.028">
                <text:p>687.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5.268">
                <text:p>685.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.098">
                <text:p>686.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7.043">
                <text:p>687.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7.184">
                <text:p>687.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7.651">
                <text:p>687.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7.164">
                <text:p>687.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5.668">
                <text:p>685.6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5.164">
                <text:p>685.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9.393">
                <text:p>689.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5.481">
                <text:p>685.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7.531">
                <text:p>687.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6.09">
                <text:p>686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6.012">
                <text:p>686.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7.431">
                <text:p>687.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7.192">
                <text:p>687.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5.545">
                <text:p>685.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6.949">
                <text:p>686.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5.501">
                <text:p>685.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8.092">
                <text:p>688.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6.367">
                <text:p>686.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5.949">
                <text:p>685.9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5.812">
                <text:p>685.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5.532">
                <text:p>685.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7.868">
                <text:p>687.8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5.514">
                <text:p>685.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6.153">
                <text:p>686.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87.404">
                <text:p>687.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86.231">
                <text:p>686.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5.94">
                <text:p>685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5.472">
                <text:p>685.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5.483">
                <text:p>685.4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5.335">
                <text:p>685.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6.627">
                <text:p>686.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7.272">
                <text:p>687.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6.237">
                <text:p>686.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611cm" svg:y="0.316cm" chart:style-name="ch2">
          <text:p>CX</text:p>
        </chart:title>
        <chart:legend chart:legend-position="end" svg:x="14.284cm" svg:y="4.203cm" style:legend-expansion="high" chart:style-name="ch3"/>
        <chart:plot-area chart:style-name="ch4" table:cell-range-address="Hoja1.D2:Hoja1.D52" chart:data-source-has-labels="row" svg:x="0.319cm" svg:y="1.275cm" svg:width="13.646cm" svg:height="6.569cm">
          <chartooo:coordinate-region svg:x="1.126cm" svg:y="1.474cm" svg:width="12.652cm" svg:height="5.724cm"/>
          <chart:axis chart:dimension="x" chart:name="primary-x" chart:style-name="ch5">
            <chart:title svg:x="6.463cm" svg:y="8.024cm" chart:style-name="ch6">
              <text:p>Iteració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3:Hoja1.D52" chart:label-cell-address="Hoja1.D2:Hoja1.D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x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.306">
                <text:p>334.306</text:p>
                <draw:g>
                  <svg:desc>Hoja1.D3:Hoja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.188">
                <text:p>330.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.645">
                <text:p>331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.576">
                <text:p>331.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.737">
                <text:p>332.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2.378">
                <text:p>332.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0.458">
                <text:p>330.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9.143">
                <text:p>329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.183">
                <text:p>333.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.94">
                <text:p>329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.072">
                <text:p>331.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.25">
                <text:p>33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.322">
                <text:p>329.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.075">
                <text:p>334.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9.755">
                <text:p>329.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.039">
                <text:p>330.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2.139">
                <text:p>332.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.777">
                <text:p>330.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.887">
                <text:p>329.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.456">
                <text:p>329.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.101">
                <text:p>329.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3.8">
                <text:p>33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9.544">
                <text:p>329.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7.191">
                <text:p>327.1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.511">
                <text:p>329.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.696">
                <text:p>329.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1.111">
                <text:p>331.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1.751">
                <text:p>331.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0.127">
                <text:p>330.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.044">
                <text:p>329.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4.167">
                <text:p>334.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9.956">
                <text:p>329.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9.603">
                <text:p>329.6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8.469">
                <text:p>328.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.589">
                <text:p>330.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.698">
                <text:p>331.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.707">
                <text:p>331.7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2.896">
                <text:p>332.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.373">
                <text:p>328.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9.826">
                <text:p>329.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.364">
                <text:p>331.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9.189">
                <text:p>329.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0.945">
                <text:p>330.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1.748">
                <text:p>331.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3.056">
                <text:p>333.0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2.991">
                <text:p>332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3.076">
                <text:p>333.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0.861">
                <text:p>330.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9.198">
                <text:p>329.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8.781">
                <text:p>328.7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611cm" svg:y="0.316cm" chart:style-name="ch2">
          <text:p>CY</text:p>
        </chart:title>
        <chart:legend chart:legend-position="end" svg:x="14.284cm" svg:y="4.203cm" style:legend-expansion="high" chart:style-name="ch3"/>
        <chart:plot-area chart:style-name="ch4" table:cell-range-address="Hoja1.E2:Hoja1.E52" chart:data-source-has-labels="row" svg:x="0.319cm" svg:y="1.275cm" svg:width="13.646cm" svg:height="6.569cm">
          <chartooo:coordinate-region svg:x="1.417cm" svg:y="1.474cm" svg:width="12.362cm" svg:height="5.723cm"/>
          <chart:axis chart:dimension="x" chart:name="primary-x" chart:style-name="ch5">
            <chart:title svg:x="6.463cm" svg:y="8.024cm" chart:style-name="ch6">
              <text:p>Iteració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E3:Hoja1.E52" chart:label-cell-address="Hoja1.E2:Hoja1.E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47">
                <text:p>265.247</text:p>
                <draw:g>
                  <svg:desc>Hoja1.E3:Hoja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.391">
                <text:p>263.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4.526">
                <text:p>264.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.353">
                <text:p>264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.52">
                <text:p>264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4.523">
                <text:p>264.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.181">
                <text:p>263.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622">
                <text:p>264.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3.508">
                <text:p>263.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.293">
                <text:p>264.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.413">
                <text:p>264.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.701">
                <text:p>264.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4.79">
                <text:p>264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4.525">
                <text:p>264.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4.717">
                <text:p>264.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.368">
                <text:p>264.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.223">
                <text:p>263.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.127">
                <text:p>263.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.961">
                <text:p>262.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.655">
                <text:p>264.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.731">
                <text:p>264.7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.731">
                <text:p>264.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.703">
                <text:p>262.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.633">
                <text:p>264.6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.01">
                <text:p>263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4.405">
                <text:p>264.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4.261">
                <text:p>264.2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3.106">
                <text:p>263.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.739">
                <text:p>264.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813">
                <text:p>264.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.621">
                <text:p>264.6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.649">
                <text:p>264.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.283">
                <text:p>262.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4.072">
                <text:p>264.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4.592">
                <text:p>264.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.456">
                <text:p>264.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4.522">
                <text:p>264.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3.687">
                <text:p>263.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.764">
                <text:p>264.7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3.715">
                <text:p>263.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.941">
                <text:p>262.9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4.384">
                <text:p>264.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.292">
                <text:p>264.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.602">
                <text:p>264.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.728">
                <text:p>264.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4.696">
                <text:p>264.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.332">
                <text:p>263.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4.54">
                <text:p>264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.846">
                <text:p>263.8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7.413cm" svg:y="0.316cm" chart:style-name="ch2">
          <text:p>Error</text:p>
        </chart:title>
        <chart:legend chart:legend-position="end" svg:x="13.967cm" svg:y="4.204cm" style:legend-expansion="high" chart:style-name="ch3"/>
        <chart:plot-area chart:style-name="ch4" table:cell-range-address="Hoja1.F2:Hoja1.F52" chart:data-source-has-labels="row" svg:x="0.319cm" svg:y="1.275cm" svg:width="13.329cm" svg:height="6.57cm">
          <chartooo:coordinate-region svg:x="1.417cm" svg:y="1.475cm" svg:width="12.044cm" svg:height="5.724cm"/>
          <chart:axis chart:dimension="x" chart:name="primary-x" chart:style-name="ch5">
            <chart:title svg:x="6.304cm" svg:y="8.025cm" chart:style-name="ch6">
              <text:p>Iteració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F3:Hoja1.F52" chart:label-cell-address="Hoja1.F2:Hoja1.F2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0014">
                <text:p>0.340014</text:p>
                <draw:g>
                  <svg:desc>Hoja1.F3:Hoja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3822">
                <text:p>0.343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4178">
                <text:p>0.334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235">
                <text:p>0.335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662">
                <text:p>0.33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6176">
                <text:p>0.336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4492">
                <text:p>0.344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724">
                <text:p>0.31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9473">
                <text:p>0.33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6618">
                <text:p>0.346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4922">
                <text:p>0.334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726">
                <text:p>0.334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7036">
                <text:p>0.317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8996">
                <text:p>0.338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7924">
                <text:p>0.317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5382">
                <text:p>0.335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6114">
                <text:p>0.336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7351">
                <text:p>0.347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0979">
                <text:p>0.340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079">
                <text:p>0.342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814">
                <text:p>0.3168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9554">
                <text:p>0.339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5119">
                <text:p>0.335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5198">
                <text:p>0.325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5767">
                <text:p>0.335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79">
                <text:p>0.34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449">
                <text:p>0.33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4952">
                <text:p>0.334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5586">
                <text:p>0.345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7186">
                <text:p>0.317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8735">
                <text:p>0.338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8025">
                <text:p>0.318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6559">
                <text:p>0.33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6172">
                <text:p>0.346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5192">
                <text:p>0.335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4805">
                <text:p>0.334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5027">
                <text:p>0.335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6471">
                <text:p>0.3364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8279">
                <text:p>0.3282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245">
                <text:p>0.333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9162">
                <text:p>0.339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4055">
                <text:p>0.34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4368">
                <text:p>0.334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34581">
                <text:p>0.334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6652">
                <text:p>0.3366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6875">
                <text:p>0.33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6952">
                <text:p>0.336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6045">
                <text:p>0.346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6793">
                <text:p>0.3167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6272">
                <text:p>0.3362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